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81cm" svg:stroke-color="#328dee" draw:marker-start-width="0.321cm" draw:marker-end-width="0.321cm" svg:stroke-opacity="50%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ot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3465a4" draw:fill="solid" draw:fill-color="#328d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3465a4" draw:fill="solid" draw:fill-color="#80d358" draw:opacity="50%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81cm" svg:stroke-color="#d5702e" draw:marker-start-width="0.321cm" draw:marker-end="Arrowheads_20_2" draw:marker-end-width="0.421cm" draw:fill="solid" draw:fill-color="#d5702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3465a4" draw:fill="solid" draw:fill-color="#d5702e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Long_20_Dash" svg:stroke-width="0.081cm" svg:stroke-color="#80d358" draw:marker-start-width="0.321cm" draw:marker-end-width="0.321cm" svg:stroke-opacity="50%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3465a4" draw:fill="solid" draw:fill-color="#328dee" draw:opacity="50%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80d358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3465a4" draw:fill="solid" draw:fill-color="#d5702e" draw:opacity="50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dash" draw:stroke-dash="Long_20_Dash" svg:stroke-width="0.081cm" svg:stroke-color="#328dee" draw:marker-start-width="0.321cm" draw:marker-end-width="0.321cm" draw:fill="none" draw:textarea-horizontal-align="justify" draw:textarea-vertical-align="middle" draw:auto-grow-height="false" fo:min-height="2.58cm" fo:min-width="2.33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Long_20_Dash" svg:stroke-width="0.081cm" svg:stroke-color="#80d358" draw:marker-start-width="0.321cm" draw:marker-end-width="0.321cm" draw:fill="none" draw:textarea-horizontal-align="justify" draw:textarea-vertical-align="middle" draw:auto-grow-height="false" fo:min-height="3.809cm" fo:min-width="3.559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28dee"/>
      <style:paragraph-properties fo:text-align="center"/>
    </style:style>
    <style:style style:name="P3" style:family="paragraph">
      <loext:graphic-properties draw:fill="solid" draw:fill-color="#80d358" draw:opacity="50%"/>
      <style:paragraph-properties fo:text-align="center"/>
    </style:style>
    <style:style style:name="P4" style:family="paragraph">
      <loext:graphic-properties draw:fill="solid" draw:fill-color="#d5702e"/>
      <style:paragraph-properties fo:text-align="center"/>
    </style:style>
    <style:style style:name="P5" style:family="paragraph">
      <loext:graphic-properties draw:fill="solid" draw:fill-color="#328dee" draw:opacity="50%"/>
      <style:paragraph-properties fo:text-align="center"/>
    </style:style>
    <style:style style:name="P6" style:family="paragraph">
      <loext:graphic-properties draw:fill="solid" draw:fill-color="#80d358"/>
      <style:paragraph-properties fo:text-align="center"/>
    </style:style>
    <style:style style:name="P7" style:family="paragraph">
      <loext:graphic-properties draw:fill="solid" draw:fill-color="#d5702e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2.531cm" svg:y1="8.531cm" svg:x2="11.781cm" svg:y2="6.781cm">
          <text:p/>
        </draw:line>
        <draw:line draw:style-name="gr1" draw:text-style-name="P1" draw:layer="layout" svg:x1="9.531cm" svg:y1="6.281cm" svg:x2="11.781cm" svg:y2="6.781cm">
          <text:p/>
        </draw:line>
        <draw:line draw:style-name="gr1" draw:text-style-name="P1" draw:layer="layout" svg:x1="11.031cm" svg:y1="5.031cm" svg:x2="11.781cm" svg:y2="6.781cm">
          <text:p/>
        </draw:line>
        <draw:line draw:style-name="gr1" draw:text-style-name="P1" draw:layer="layout" svg:x1="13.531cm" svg:y1="7.031cm" svg:x2="11.781cm" svg:y2="6.781cm">
          <text:p/>
        </draw:line>
        <draw:path draw:style-name="gr2" draw:text-style-name="P1" draw:layer="layout" svg:width="6.369cm" svg:height="4.71cm" draw:transform="skewX (-0.0246091424531201) rotate (-1.47026536188002) translate (11.9566607469352cm 3.94281376059714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3" draw:text-style-name="P2" draw:layer="layout" svg:width="0.5cm" svg:height="0.5cm" svg:x="10.931cm" svg:y="4.9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9.78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5cm" svg:height="0.5cm" svg:x="9.581cm" svg:y="6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cm" svg:height="0.5cm" svg:x="13.181cm" svg:y="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cm" svg:height="0.5cm" svg:x="12.231cm" svg:y="8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7.181cm" svg:y="7.1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7.531cm" svg:y="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8.03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1.531cm" svg:y1="7.031cm" svg:x2="10.531cm" svg:y2="8.281cm">
          <text:p/>
        </draw:line>
        <draw:custom-shape draw:style-name="gr6" draw:text-style-name="P4" draw:layer="layout" svg:width="0.5cm" svg:height="0.5cm" svg:x="11.531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293cm" svg:y1="21.641cm" svg:x2="10.281cm" svg:y2="20.531cm">
          <text:p/>
        </draw:line>
        <draw:line draw:style-name="gr7" draw:text-style-name="P1" draw:layer="layout" svg:x1="7.531cm" svg:y1="19.281cm" svg:x2="10.281cm" svg:y2="20.531cm">
          <text:p/>
        </draw:line>
        <draw:line draw:style-name="gr7" draw:text-style-name="P1" draw:layer="layout" svg:x1="7.781cm" svg:y1="20.646cm" svg:x2="10.281cm" svg:y2="20.531cm">
          <text:p/>
        </draw:line>
        <draw:line draw:style-name="gr7" draw:text-style-name="P1" draw:layer="layout" svg:x1="10.046cm" svg:y1="22.181cm" svg:x2="10.281cm" svg:y2="20.531cm">
          <text:p/>
        </draw:line>
        <draw:path draw:style-name="gr2" draw:text-style-name="P1" draw:layer="layout" svg:width="6.369cm" svg:height="4.71cm" draw:transform="skewX (-0.02460914245312) rotate (-1.47026536188002) translate (11.9566607469352cm 15.8428137605971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8" draw:text-style-name="P5" draw:layer="layout" svg:width="0.5cm" svg:height="0.5cm" svg:x="10.931cm" svg:y="16.8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5cm" svg:height="0.5cm" svg:x="9.781cm" svg:y="2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0.5cm" svg:height="0.5cm" svg:x="9.481cm" svg:y="18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cm" svg:height="0.5cm" svg:x="13.181cm" svg:y="18.6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cm" svg:height="0.5cm" svg:x="12.231cm" svg:y="20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5cm" svg:height="0.5cm" svg:x="7.181cm" svg:y="1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5cm" svg:height="0.5cm" svg:x="7.531cm" svg:y="20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5cm" svg:height="0.5cm" svg:x="8.031cm" svg:y="21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1.531cm" svg:y1="18.931cm" svg:x2="10.531cm" svg:y2="20.181cm">
          <text:p/>
        </draw:line>
        <draw:custom-shape draw:style-name="gr6" draw:text-style-name="P4" draw:layer="layout" svg:width="0.5cm" svg:height="0.5cm" svg:x="10.031cm" svg:y="2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1.532cm" svg:y="1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cm" svg:height="4cm" svg:x="9.731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851cm" svg:height="5.851cm" svg:x="7.132cm" svg:y="1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8T15:26:08.787000000</dc:date>
    <meta:editing-duration>PT16M44S</meta:editing-duration>
    <meta:editing-cycles>4</meta:editing-cycles>
    <meta:generator>LibreOffice/7.1.0.3$Windows_X86_64 LibreOffice_project/f6099ecf3d29644b5008cc8f48f42f4a40986e4c</meta:generator>
    <meta:document-statistic meta:object-count="33"/>
  </office:meta>
</office:document-meta>
</file>